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0e1534"/>
    </style:style>
    <style:style style:name="P2" style:family="paragraph" style:parent-style-name="Heading_20_3">
      <style:text-properties officeooo:paragraph-rsid="000f9384"/>
    </style:style>
    <style:style style:name="P3" style:family="paragraph" style:parent-style-name="Heading_20_3">
      <style:text-properties officeooo:paragraph-rsid="00108ae8"/>
    </style:style>
    <style:style style:name="P4" style:family="paragraph" style:parent-style-name="Heading_20_3">
      <style:text-properties officeooo:paragraph-rsid="0010a238"/>
    </style:style>
    <style:style style:name="P5" style:family="paragraph" style:parent-style-name="Heading_20_3">
      <style:text-properties officeooo:paragraph-rsid="00120b50"/>
    </style:style>
    <style:style style:name="P6" style:family="paragraph" style:parent-style-name="Heading_20_3">
      <style:text-properties officeooo:paragraph-rsid="0013eee1"/>
    </style:style>
    <style:style style:name="P7" style:family="paragraph" style:parent-style-name="Heading_20_3">
      <style:text-properties officeooo:paragraph-rsid="00159ad0"/>
    </style:style>
    <style:style style:name="P8" style:family="paragraph" style:parent-style-name="Heading_20_4">
      <style:text-properties officeooo:paragraph-rsid="000e1534"/>
    </style:style>
    <style:style style:name="P9" style:family="paragraph" style:parent-style-name="Heading_20_4">
      <style:text-properties officeooo:paragraph-rsid="0013eee1"/>
    </style:style>
    <style:style style:name="P10" style:family="paragraph" style:parent-style-name="Heading_20_4">
      <style:text-properties officeooo:paragraph-rsid="00159ad0"/>
    </style:style>
    <style:style style:name="P11" style:family="paragraph" style:parent-style-name="Heading_20_5">
      <style:text-properties officeooo:paragraph-rsid="0013eee1"/>
    </style:style>
    <style:style style:name="P12" style:family="paragraph" style:parent-style-name="Horizontal_20_Line">
      <style:text-properties officeooo:paragraph-rsid="000e1534"/>
    </style:style>
    <style:style style:name="P13" style:family="paragraph" style:parent-style-name="Horizontal_20_Line">
      <style:text-properties officeooo:paragraph-rsid="000f9384"/>
    </style:style>
    <style:style style:name="P14" style:family="paragraph" style:parent-style-name="Horizontal_20_Line">
      <style:text-properties officeooo:paragraph-rsid="00108ae8"/>
    </style:style>
    <style:style style:name="P15" style:family="paragraph" style:parent-style-name="Horizontal_20_Line">
      <style:text-properties officeooo:paragraph-rsid="0010a238"/>
    </style:style>
    <style:style style:name="P16" style:family="paragraph" style:parent-style-name="Horizontal_20_Line">
      <style:text-properties officeooo:paragraph-rsid="00120b50"/>
    </style:style>
    <style:style style:name="P17" style:family="paragraph" style:parent-style-name="Horizontal_20_Line">
      <style:text-properties officeooo:paragraph-rsid="0013eee1"/>
    </style:style>
    <style:style style:name="P18" style:family="paragraph" style:parent-style-name="Horizontal_20_Line">
      <style:text-properties officeooo:paragraph-rsid="00159ad0"/>
    </style:style>
    <style:style style:name="P19" style:family="paragraph" style:parent-style-name="Standard">
      <style:text-properties officeooo:paragraph-rsid="000e1534"/>
    </style:style>
    <style:style style:name="P20" style:family="paragraph" style:parent-style-name="Standard">
      <style:text-properties officeooo:paragraph-rsid="00159ad0"/>
    </style:style>
    <style:style style:name="P21" style:family="paragraph" style:parent-style-name="Text_20_body">
      <style:text-properties officeooo:paragraph-rsid="000c26ee"/>
    </style:style>
    <style:style style:name="P22" style:family="paragraph" style:parent-style-name="Text_20_body">
      <style:text-properties officeooo:paragraph-rsid="000e1534"/>
    </style:style>
    <style:style style:name="P23" style:family="paragraph" style:parent-style-name="Text_20_body" style:list-style-name="L1">
      <style:text-properties officeooo:paragraph-rsid="000e1534"/>
    </style:style>
    <style:style style:name="P24" style:family="paragraph" style:parent-style-name="Text_20_body" style:list-style-name="L2">
      <style:text-properties officeooo:paragraph-rsid="000f9384"/>
    </style:style>
    <style:style style:name="P25" style:family="paragraph" style:parent-style-name="Text_20_body">
      <style:text-properties officeooo:rsid="000c73c7" officeooo:paragraph-rsid="000f9384"/>
    </style:style>
    <style:style style:name="P26" style:family="paragraph" style:parent-style-name="Text_20_body" style:list-style-name="L6">
      <style:text-properties officeooo:paragraph-rsid="000f9384"/>
    </style:style>
    <style:style style:name="P27" style:family="paragraph" style:parent-style-name="Text_20_body" style:list-style-name="L7">
      <style:text-properties officeooo:paragraph-rsid="000f9384"/>
    </style:style>
    <style:style style:name="P28" style:family="paragraph" style:parent-style-name="Text_20_body" style:list-style-name="L8">
      <style:text-properties officeooo:paragraph-rsid="000f9384"/>
    </style:style>
    <style:style style:name="P29" style:family="paragraph" style:parent-style-name="Text_20_body">
      <style:text-properties officeooo:paragraph-rsid="000f9384"/>
    </style:style>
    <style:style style:name="P30" style:family="paragraph" style:parent-style-name="Text_20_body">
      <style:text-properties officeooo:paragraph-rsid="00108ae8"/>
    </style:style>
    <style:style style:name="P31" style:family="paragraph" style:parent-style-name="Text_20_body">
      <style:text-properties officeooo:rsid="001fa225" officeooo:paragraph-rsid="0010a238"/>
    </style:style>
    <style:style style:name="P32" style:family="paragraph" style:parent-style-name="Text_20_body">
      <style:text-properties officeooo:paragraph-rsid="0010a238"/>
    </style:style>
    <style:style style:name="P33" style:family="paragraph" style:parent-style-name="Text_20_body">
      <style:text-properties officeooo:paragraph-rsid="00120b50"/>
    </style:style>
    <style:style style:name="P34" style:family="paragraph" style:parent-style-name="Text_20_body">
      <style:text-properties officeooo:paragraph-rsid="0013eee1"/>
    </style:style>
    <style:style style:name="P35" style:family="paragraph" style:parent-style-name="Text_20_body">
      <style:text-properties officeooo:paragraph-rsid="00159ad0"/>
    </style:style>
    <style:style style:name="T1" style:family="text">
      <style:text-properties officeooo:rsid="000d37ee"/>
    </style:style>
    <style:style style:name="T2" style:family="text">
      <style:text-properties fo:font-weight="bold" officeooo:rsid="000d37ee" style:font-weight-asian="bold" style:font-weight-complex="bold"/>
    </style:style>
    <style:style style:name="T3" style:family="text">
      <style:text-properties fo:color="#070000" loext:opacity="100%" fo:font-weight="normal" style:font-weight-asian="normal" style:font-weight-complex="normal"/>
    </style:style>
    <style:style style:name="T4" style:family="text">
      <style:text-properties fo:color="#c9211e" loext:opacity="100%"/>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text:span text:style-name="Strong_20_Emphasis">Introducción (</text:span><text:span text:style-name="Strong_20_Emphasis"><text:span text:style-name="T1">TEMP</text:span></text:span><text:span text:style-name="Strong_20_Emphasis">)</text:span></text:h>
      <text:p text:style-name="P21">Continuamos explorando la vida desde la perspectiva de un sistema inteligente, buscando en ella los elementos fundamentales que permiten su funcionamiento. <text:span text:style-name="T1"><text:s/></text:span><text:span text:style-name="T2">(desarrollar)</text:span></text:p>
      <text:p text:style-name="P21"/>
      <text:p text:style-name="P21">En el capítulo anterior descubrimos dónde se encuentra la memoria de este sistema, y comprendimos que allí se almacena la información que sustenta todo proceso vital. Ahora, daremos un paso más: observaremos cómo esa información se transforma, cómo se mueve y se multiplica, para dar lugar al pensamiento mismo.</text:p>
      <text:p text:style-name="Text_20_body">Afirmamos que la vida es inteligencia. Pero no solo eso: sostenemos que la vida <text:span text:style-name="Strong_20_Emphasis">es toda la inteligencia que existe</text:span>. No hay pensamiento fuera de ella. Incluso los sistemas artificiales, las máquinas que fabricamos, no son más que imitaciones parciales de procesos que nacen en la vida misma. Y esas máquinas son creadas por nosotros, seres humanos que somos parte inseparable de la vida. En última instancia, <text:span text:style-name="Strong_20_Emphasis">inteligencia es vida, y vida es inteligencia</text:span>.</text:p>
      <text:p text:style-name="Text_20_body"/>
      <text:p text:style-name="Text_20_body">Ahora bien, si decimos que la vida es inteligencia, debemos entender que la inteligencia no es algo estático, fijo o inmóvil. La inteligencia es <text:span text:style-name="Strong_20_Emphasis">un proceso dinámico</text:span>, un flujo continuo en el que la información cambia, se reordena y evoluciona a través del tiempo. Antes era una cosa, después es otra; antes se hallaba en un estado, luego en otro; y este cambio solo puede entenderse en la dimensión del tiempo.</text:p>
      <text:p text:style-name="Text_20_body">En este sentido, <text:span text:style-name="Strong_20_Emphasis">la transformación de la información es la esencia de la inteligencia</text:span>. No hay pensamiento sin cambio, no hay aprendizaje sin movimiento, no hay comprensión sin evolución de estados. Este principio es válido tanto para una mente humana como para una máquina lógica.</text:p>
      <text:p text:style-name="Text_20_body">En los computadores electrónicos, por ejemplo, esta transformación ocurre gracias a un dispositivo central que llamamos “procesador”. Es el núcleo encargado de ejecutar operaciones sobre la información y avanzar en la resolución de problemas.</text:p>
      <text:p text:style-name="Text_20_body">Pero surge una pregunta inevitable: si la vida es un sistema inteligente comparable —aunque infinitamente más sofisticado— a un sistema computacional, ¿cómo lleva a cabo la función de procesar la información? ¿Existe en la vida algo que cumpla un papel semejante al de un procesador?</text:p>
      <text:p text:style-name="Text_20_body">La respuesta no se encuentra en un órgano único, ni en un centro de control fijo, sino en un fenómeno que parece, a primera vista, puramente biológico: <text:span text:style-name="Strong_20_Emphasis">la reproducción</text:span>.</text:p>
      <text:p text:style-name="Text_20_body">En este capítulo, observaremos la reproducción desde un punto de vista poco habitual. No solo como el mecanismo que permite a los seres vivos perpetuar su especie, sino como el motor que hace posible la transformación de la información. Cada nuevo individuo no es únicamente una copia de su predecesor: es, al mismo tiempo, una variación, una versión distinta de un estado previo, un paso adicional en un cálculo que no se detiene jamás.</text:p>
      <text:p text:style-name="Text_20_body"><text:soft-page-break/>No adelantaremos aún cómo este proceso se conecta con la máquina lógica que construiremos en los capítulos siguientes, pero sí dejaremos una idea en el aire: tal vez, detrás del simple acto de engendrar nuevas formas de vida, se esconde un propósito más profundo. Tal vez la vida, a través de la reproducción, no solo busca mantenerse, sino que está resolviendo algo.</text:p>
      <text:p text:style-name="Text_20_body">Hablemos, entonces, de reproducción.</text:p>
      <text:p text:style-name="Horizontal_20_Line"/>
      <text:p text:style-name="Text_20_body"/>
      <text:p text:style-name="P22"/>
      <text:h text:style-name="P1" text:outline-level="3"><text:span text:style-name="Strong_20_Emphasis">1. La reproducción como característica de la vida</text:span></text:h>
      <text:p text:style-name="P22">Todos los seres vivientes comparten una cualidad esencial: la capacidad de reproducirse. Desde las formas más simples, como las bacterias que se dividen en dos, hasta los organismos más complejos, como los mamíferos, la reproducción es un rasgo universal que define a la vida misma. Ningún ser vivo escapa a esta regla. Allí donde hay vida, hay reproducción.</text:p>
      <text:p text:style-name="P22">Podemos ir aún más lejos y afirmar que <text:span text:style-name="Strong_20_Emphasis">la reproducción es el verdadero inicio y origen de la vida</text:span>. Antes de que apareciera la primera célula, antes de que hubiera organismos diferenciados, debió surgir algo capaz de copiarse a sí mismo. Probablemente no fue más que una molécula primitiva, pero el instante en que logró replicarse marcó un antes y un después en la historia del universo. Ese fue el momento en que la materia, hasta entonces inerte y silenciosa, comenzó a comportarse de manera radicalmente distinta: empezó a perpetuarse, a generar continuidad, a abrir la puerta al fenómeno vital.</text:p>
      <text:p text:style-name="P22">Podemos resumirlo en una frase simple pero poderosa:<text:line-break/><text:span text:style-name="Strong_20_Emphasis">si algo está vivo, entonces se reproduce</text:span>.<text:line-break/>Este principio, aunque sencillo en apariencia, encierra una profundidad que apenas comenzamos a intuir.</text:p>
      <text:p text:style-name="P22">Porque la reproducción no es solo una característica más de la vida. No es simplemente un mecanismo para asegurar la permanencia de las especies. Representa algo mucho más extraordinario. Es, sin duda, uno de los fenómenos más asombrosos que existen en todo el universo.</text:p>
      <text:p text:style-name="P22">¿Por qué? Porque a través de la reproducción, la vida hace algo que la materia inerte no puede hacer: <text:span text:style-name="Strong_20_Emphasis">crea información</text:span>. Cada vez que un ser vivo se reproduce, no solo da origen a otro individuo, sino que también transmite instrucciones, patrones, estructuras de organización que permiten que ese nuevo individuo sea lo que es. Esas instrucciones —que en la biología conocemos como ADN— forman una suerte de lenguaje que codifica el conocimiento necesario para que la vida continúe su curso.</text:p>
      <text:p text:style-name="P22">Pero hay más. Este lenguaje no se limita a copiarse de manera mecánica. En cada acto reproductivo se producen pequeñas variaciones, adaptaciones sutiles que se suman a lo largo del tiempo. Gracias a esto, la información que circula entre generaciones no permanece inmóvil: evoluciona, se expande, se reconfigura. Es como si la vida escribiera, en cada nacimiento, una nueva página de una obra que nunca termina de completarse.</text:p>
      <text:p text:style-name="P22"><text:soft-page-break/>Y aquí surge una pregunta inquietante:<text:line-break/>¿Es la reproducción solo un medio para propagar especies, o hay algo más profundo detrás de este fenómeno?</text:p>
      <text:p text:style-name="P22">Tal vez la reproducción no se limita a mantener la existencia de los organismos. Tal vez, en el fondo, está dando forma a un universo distinto, que no se encuentra hecho de materia, sino de ideas. Un universo lógico en el que la información se transforma y evoluciona, un espacio invisible que no podemos tocar, pero que guía silenciosamente el destino de la vida.</text:p>
      <text:p text:style-name="P22">Podríamos llamarlo <text:span text:style-name="Strong_20_Emphasis">el universo del pensamiento</text:span>, o, si queremos rozar la dimensión espiritual de esta idea, <text:span text:style-name="Strong_20_Emphasis">el universo del espíritu</text:span>. Allí, cada acto de reproducción no sería solo la continuidad de la biología, sino también un paso en un proceso de cálculo, en una especie de pensamiento profundo que trasciende a cada individuo y al que todos, sin saberlo, contribuimos.</text:p>
      <text:p text:style-name="P22">No adelantaremos más por ahora. Basta con dejar sembrada la sospecha de que en la reproducción se esconde algo más que un simple mecanismo biológico. En las siguientes secciones descubriremos por qué este proceso no solo crea vida, sino que también mantiene en movimiento un sistema lógico que opera detrás de toda existencia.</text:p>
      <text:p text:style-name="P12"/>
      <text:p text:style-name="P22"/>
      <text:p text:style-name="P22"/>
      <text:h text:style-name="P1" text:outline-level="3"><text:span text:style-name="Strong_20_Emphasis">2. ¿Qué es la reproducción?</text:span></text:h>
      <text:p text:style-name="P22">Antes de proponer una interpretación distinta, conviene detenernos en las definiciones más comunes que la biología actual ofrece sobre la reproducción.</text:p>
      <text:p text:style-name="P22">En su concepción básica, <text:span text:style-name="Strong_20_Emphasis">la reproducción es el mecanismo mediante el cual los seres vivos perpetúan su especie</text:span>, transmitiendo información genética a nuevas generaciones. Este acto asegura que la vida continúe existiendo más allá de la duración de un solo individuo, manteniendo la identidad esencial de cada organismo y, al mismo tiempo, permitiendo variaciones que pueden favorecer su adaptación.</text:p>
      <text:p text:style-name="P22">En un sentido más amplio, la reproducción puede definirse como <text:span text:style-name="Strong_20_Emphasis">el proceso mediante el cual un sistema genera una copia o una versión derivada de sí mismo</text:span>. No se trata únicamente de duplicación mecánica; la reproducción implica continuidad, pero también la posibilidad de cambio.</text:p>
      <text:p text:style-name="P22">Si damos un paso hacia una mirada más abstracta, podemos entenderla como <text:span text:style-name="Strong_20_Emphasis">una estrategia de permanencia dentro de sistemas dinámicos</text:span>, una función esencial que asegura que el sistema sobreviva más allá de sus componentes individuales, prolongando su existencia en el tiempo.</text:p>
      <text:p text:style-name="P22">Incluso, desde un punto de vista filosófico, podríamos decir que la reproducción no se limita a mantener un patrón establecido, sino que incluye la <text:span text:style-name="Strong_20_Emphasis">variación</text:span> como elemento esencial. Cada acto reproductivo representa una oportunidad para introducir modificaciones, innovaciones o mutaciones que, acumuladas, impulsan el desarrollo de nuevas formas de vida y nuevos estados del sistema.</text:p>
      <text:p text:style-name="P12"/>
      <text:h text:style-name="P8" text:outline-level="4"><text:soft-page-break/><text:span text:style-name="Strong_20_Emphasis">La visión biológica tradicional</text:span></text:h>
      <text:p text:style-name="P22">En la biología contemporánea, todas estas definiciones encuentran un denominador común: <text:span text:style-name="Strong_20_Emphasis">la transmisión de información genética</text:span>.<text:line-break/>El ADN —esa molécula asombrosa que contiene las instrucciones para el desarrollo y funcionamiento de los organismos— es copiado y transferido de generación en generación. Es el código que garantiza la continuidad de la especie, permitiendo que cada nuevo ser vivo repita, con leves variaciones, la arquitectura fundamental de su linaje.</text:p>
      <text:p text:style-name="P22">Desde esta perspectiva, los objetivos de la reproducción son claros:</text:p>
      <text:list xml:id="list3202247503" text:style-name="L1">
        <text:list-item>
          <text:p text:style-name="P23"><text:span text:style-name="Strong_20_Emphasis">Garantizar la supervivencia de la especie</text:span>, asegurando que la información vital no se pierda con la muerte de cada individuo.</text:p>
        </text:list-item>
        <text:list-item>
          <text:p text:style-name="P23"><text:span text:style-name="Strong_20_Emphasis">Introducir variaciones genéticas</text:span>, proporcionando la materia prima necesaria para que los organismos se adapten a los cambios del entorno.</text:p>
        </text:list-item>
        <text:list-item>
          <text:p text:style-name="P23"><text:span text:style-name="Strong_20_Emphasis">Servir de base para los procesos evolutivos a largo plazo</text:span>, impulsando la diversificación de formas y comportamientos que caracterizan a la vida en la Tierra.</text:p>
        </text:list-item>
      </text:list>
      <text:p text:style-name="P22">Esta concepción es tan sólida que rara vez es cuestionada. Responde a lo que parece ser una verdad evidente: la vida lucha por mantenerse viva.</text:p>
      <text:p text:style-name="P12"/>
      <text:h text:style-name="P8" text:outline-level="4"><text:span text:style-name="Strong_20_Emphasis">¿Pero es suficiente esta explicación?</text:span></text:h>
      <text:p text:style-name="P22">Sin embargo, en esta teoría nos proponemos explorar una posibilidad distinta. Tal vez incompleta, la visión biológica convencional podría estar pasando por alto un aspecto fundamental.</text:p>
      <text:p text:style-name="P22">Todas las definiciones presentadas giran alrededor de un eje central: <text:span text:style-name="Strong_20_Emphasis">la supervivencia</text:span>. Según esta lógica, la vida existe para preservarse a sí misma. Evoluciona para resistir, para adaptarse, para seguir adelante. Desde nuestro instinto humano, esto parece natural. Nosotros también luchamos por mantenernos con vida, y proyectamos esa urgencia a la naturaleza entera, como si fuese la única meta posible.</text:p>
      <text:p text:style-name="P22">¿Pero qué pasaría si la vida, en su conjunto, no compartiera nuestra obsesión por sobrevivir? ¿Y si la reproducción no tuviera como propósito último la continuidad biológica, sino algo mucho más profundo?</text:p>
      <text:p text:style-name="P22">Quizá estemos confundiendo la superficie del fenómeno con su esencia. Tal vez la vida no se limita a engendrar nuevos individuos para prolongarse, sino que a través de cada acto reproductivo <text:span text:style-name="Strong_20_Emphasis"><text:span text:style-name="T3">está</text:span></text:span><text:span text:style-name="Strong_20_Emphasis"><text:span text:style-name="T4"> procesando información</text:span></text:span><text:span text:style-name="T4">,</text:span> avanzando en un cálculo cuyo propósito todavía no comprendemos.</text:p>
      <text:p text:style-name="P12"/>
      <text:p text:style-name="P29"/>
      <text:h text:style-name="P2" text:outline-level="3"><text:soft-page-break/>3. Reflexión inicial: ¿Por qué los seres vivientes se reproducen?</text:h>
      <text:p text:style-name="P29">¿Por qué los seres vivientes se reproducen? La respuesta más común, casi automática, que escuchamos es: <text:span text:style-name="Strong_20_Emphasis">“para perpetuar la especie”</text:span>. Suena lógica, simple y suficiente. Pero si observamos con cuidado, no responde realmente a la pregunta; solo la desplaza hacia otro nivel.</text:p>
      <text:p text:style-name="P29">Decir que los seres vivos se reproducen para perpetuar la especie implica que la especie tiene, de alguna manera, un objetivo de permanecer en el tiempo. Pero ¿por qué debería tenerlo? ¿De dónde surge esa necesidad de permanencia? Si seguimos la cadena de preguntas, vemos que la afirmación es circular:</text:p>
      <text:list xml:id="list2534606829" text:style-name="L2">
        <text:list-item>
          <text:p text:style-name="P24">¿Por qué se reproducen los seres vivos?</text:p>
        </text:list-item>
        <text:list-item>
          <text:p text:style-name="P24">Para perpetuar la especie.</text:p>
        </text:list-item>
        <text:list-item>
          <text:p text:style-name="P24">¿Y por qué perpetuar la especie?</text:p>
        </text:list-item>
        <text:list-item>
          <text:p text:style-name="P24">Porque de lo contrario la especie se extinguiría.</text:p>
        </text:list-item>
        <text:list-item>
          <text:p text:style-name="P24">¿Y por qué es importante que no se extinga?</text:p>
        </text:list-item>
      </text:list>
      <text:p text:style-name="P29">En este punto, nos encontramos nuevamente en el mismo lugar: no hemos encontrado un motivo último, solo una serie de respuestas que se sostienen unas a otras sin tocar el fondo del asunto.</text:p>
      <text:p text:style-name="P13"/>
      <text:h text:style-name="P2" text:outline-level="3">Más allá de la respuesta automática</text:h>
      <text:p text:style-name="P29">En biología evolutiva, solemos decir que la reproducción es una estrategia para garantizar la supervivencia de los genes. Desde esta perspectiva, la vida busca asegurarse de que su información —codificada en moléculas como el ADN— no desaparezca con la muerte de un individuo. Pero esto no resuelve la pregunta original; solo cambia las palabras:</text:p>
      <text:list xml:id="list20477184" text:style-name="L6">
        <text:list-item>
          <text:p text:style-name="P26">Ya no hablamos de “perpetuar la especie”, sino de “perpetuar la información genética”.</text:p>
        </text:list-item>
      </text:list>
      <text:p text:style-name="P29">Pero, otra vez, ¿por qué perpetuar la información genética? ¿Por qué la vida no podría limitarse a existir en un momento y luego apagarse sin transmitir nada? ¿Por qué no basta con un ciclo efímero, sin herencia, sin continuidad?</text:p>
      <text:p text:style-name="P13"/>
      <text:h text:style-name="P2" text:outline-level="3">El instinto de permanecer</text:h>
      <text:p text:style-name="P29">Podríamos pensar que la respuesta está en el instinto, en un impulso básico que lleva a todos los organismos a reproducirse. Pero decir que existe un “instinto de reproducción” es, nuevamente, nombrar el fenómeno, no explicarlo. <text:span text:style-name="T4">Es como si dijéramos que las piedras caen porque tienen un “instinto de caer”.</text:span> No hemos descubierto la causa, solo hemos encontrado una palabra que nos hace sentir que hemos explicado algo.</text:p>
      <text:p text:style-name="P13"/>
      <text:h text:style-name="P2" text:outline-level="3"><text:soft-page-break/>¿Perpetuar la vida?</text:h>
      <text:p text:style-name="P29">Quizás la respuesta está en una idea más amplia: no se trata solo de perpetuar a una especie en particular, sino de perpetuar la vida misma. En otras palabras, que la vida busca mantenerse presente en todas sus formas posibles, utilizando a las especies como vehículos temporales. Cada organismo sería entonces una manifestación pasajera de algo mucho más grande, una fuerza que se rehúsa a desaparecer.</text:p>
      <text:p text:style-name="P29">Pero aquí aparece una pregunta aún más profunda:</text:p>
      <text:list xml:id="list2023680502" text:style-name="L7">
        <text:list-item>
          <text:p text:style-name="P27">¿Por qué la vida quiere perpetuarse?</text:p>
        </text:list-item>
        <text:list-item>
          <text:p text:style-name="P27">¿De dónde surge esa necesidad de seguir?</text:p>
        </text:list-item>
        <text:list-item>
          <text:p text:style-name="P27">¿Es un deseo, una propiedad, un mandato natural?</text:p>
        </text:list-item>
      </text:list>
      <text:p text:style-name="P13"/>
      <text:h text:style-name="P2" text:outline-level="3">¿Y si no lo entendemos del todo?</text:h>
      <text:p text:style-name="P29">Quizás la verdadera dificultad está en que intentamos explicar la reproducción con categorías que conocemos —biología, supervivencia, evolución— pero estas herramientas pueden no ser suficientes para comprender algo tan fundamental. Tal vez la reproducción no sea un medio para perpetuar nada, <text:span text:style-name="T4">sino un rasgo esencial de la vida misma, inseparable de su naturaleza. Quizás vivir es reproducirse, así como arder es propagarse para el fuego.</text:span></text:p>
      <text:p text:style-name="P25">Y siendo la vida una reaccion natural que se producira siempre que se den las condiciones necesarias,</text:p>
      <text:p text:style-name="P25">entonces, porque reproducirse?</text:p>
      <text:p text:style-name="P25">El óxido de hierro no requiere complejos mecanismos para persistir; basta con que se den humedad, oxígeno y hierro para que vuelva a surgir inevitablemente. No necesita duplicarse, ni crear estructuras capaces de copiarse a sí mismas, ni desplegar un intrincado entramado de instrucciones para perpetuarse.</text:p>
      <text:p text:style-name="P25">Y ninguna otra reaccion natural muestra esta 'voluntad' de persistencia que parece mostrar la vida.</text:p>
      <text:p text:style-name="P25">Solo existen, inevitablemente.</text:p>
      <text:p text:style-name="P29">Entonces, ¿qué mueve a la vida a hacerlo?</text:p>
      <text:p text:style-name="P25"/>
      <text:h text:style-name="P2" text:outline-level="3"><text:soft-page-break/></text:h>
      <text:h text:style-name="P2" text:outline-level="3"/>
      <text:h text:style-name="P2" text:outline-level="3"/>
      <text:h text:style-name="P2" text:outline-level="3">Abriendo el debate</text:h>
      <text:p text:style-name="P29">Esta reflexión inicial nos invita a no conformarnos con la primera respuesta que suena convincente. Puede que la reproducción tenga fines que aún no hemos comprendido, <text:span text:style-name="T4">que la vida posea una inteligencia inherente que la empuja a continuar sin que sepamos por qué</text:span>. O tal vez nuestros conceptos de “fines” y “propósitos” no sean aplicables en absoluto.</text:p>
      <text:p text:style-name="P29">Lo cierto es que la pregunta sigue abierta:</text:p>
      <text:list xml:id="list3995829259" text:style-name="L8">
        <text:list-item>
          <text:p text:style-name="P28">¿Por qué los seres vivientes se reproducen?</text:p>
        </text:list-item>
        <text:list-item>
          <text:p text:style-name="P28">¿Para perpetuar las especies?</text:p>
        </text:list-item>
        <text:list-item>
          <text:p text:style-name="P28">¿Para perpetuar la vida?</text:p>
        </text:list-item>
      </text:list>
      <text:p text:style-name="P29">Mientras buscamos respuestas, la vida continúa reproduciéndose, como si conociera un secreto que todavía se nos escapa.</text:p>
      <text:p text:style-name="P13"/>
      <text:p text:style-name="P29"/>
      <text:p text:style-name="P30"/>
      <text:h text:style-name="P3" text:outline-level="3">4 - ¿Hay algo más que la perpetuación?</text:h>
      <text:p text:style-name="P30">Quizás la búsqueda de un motivo para todo sea un reflejo inevitable de nuestra forma de pensar.<text:line-break/>Nuestra mente parece diseñada para hacer preguntas, para buscar causas y propósitos, para conectar los hechos con un hilo lógico que nos ofrezca sentido. Sin embargo, ¿y si esa tendencia no fuese más que una ilusión profundamente arraigada en nuestra percepción? ¿Y si no todas las cosas necesitaran un motivo para existir?</text:p>
      <text:p text:style-name="P30">La vida podría ser uno de esos fenómenos que simplemente suceden. No porque obedezca a un plan, ni porque esté siguiendo un propósito oculto, sino porque es posible. Igual que la formación de estrellas: no nos preguntamos por qué las estrellas existen en un sentido filosófico. Simplemente, la física del universo hace inevitable que nubes de gas se contraigan, que la gravedad encienda el fuego nuclear y que, como resultado, millones de soles ardan en la oscuridad del cosmos. ¿Podría ser la vida igual de inevitable? ¿Una consecuencia natural de la materia, que al alcanzar cierta complejidad comienza a reproducirse, sin más explicación que esa?</text:p>
      <text:p text:style-name="P30">Sin embargo, nuestra mente se resiste a aceptar una respuesta tan simple. Pregunta una y otra vez: <text:span text:style-name="Emphasis">¿para qué?</text:span><text:line-break/>¿Para qué perpetuar las especies? ¿Qué propósito se esconde detrás de esa incesante producción de nuevos individuos? ¿Acaso es que nos parece hermoso que la vida continúe? ¿Sería ese un “porqué” <text:soft-page-break/>suficiente, un motivo válido, aunque sea subjetivo? ¿Podría el universo justificar semejante fenómeno solo porque nos resulta poético?</text:p>
      <text:p text:style-name="P30">Y aquí surge la tensión: la reproducción no solo mantiene la vida, también abre puertas a algo que parece ir mucho más allá. Algo que, si lográramos comprenderlo, podría dar sentido no solo a la vida, sino a nuestra propia existencia. Pero todavía no lo vemos con claridad. Sabemos que está ahí, como una sombra que se intuye en los bordes de nuestro pensamiento, esperando ser revelada.</text:p>
      <text:p text:style-name="P30">Lo que sí podemos observar es que la reproducción no se limita a clonar seres, a fabricar copias de lo que ya existe para que la especie no se extinga. En cada reproducción hay una sutil variación, un leve desvío, casi imperceptible. Y ese desvío, acumulado a lo largo de incontables generaciones, genera transformaciones sorprendentes. No solo se perpetúa lo que existe: también se abre la puerta al cambio.</text:p>
      <text:p text:style-name="P30">Cambio. Acumulación.<text:line-break/>Dos conceptos simples que, combinados, pueden producir maravillas. La acumulación de pequeñas variaciones, imperceptibles en una sola generación, pero decisivas en millones de años. Como gotas de agua que, al caer una y otra vez sobre la roca, terminan esculpiéndola en formas nuevas.</text:p>
      <text:p text:style-name="P30">¿Podría ser entonces que la reproducción no solo mantenga la vida, sino que también le permita transformarse?<text:line-break/>¿Podría estar funcionando como un proceso capaz de explorar posibilidades, de crear nuevas formas, nuevas estructuras, nuevas capacidades?</text:p>
      <text:p text:style-name="P30">Desde una perspectiva mística, esta acumulación de cambios podría parecer un lenguaje oculto de la vida, una manera de escribir una historia que aún no comprendemos. Un libro que se va redactando, página a página, generación tras generación, con un mensaje tan vasto que todavía no sabemos leerlo.</text:p>
      <text:p text:style-name="P30">Pero debemos ser cautelosos: introducir un “porqué” demasiado pronto sería traicionar el misterio que intentamos preservar. Decir que la vida se reproduce <text:span text:style-name="Emphasis">para</text:span> evolucionar sería volver al mismo tipo de respuesta circular que criticamos antes. No estamos buscando una causa definitiva, sino reconociendo que tal vez no exista una, al menos no en los términos que esperamos. Quizá la vida simplemente es, y en su naturaleza está el hecho de reproducirse. Quizá no necesita explicación, como las estrellas no necesitan justificar su luz.</text:p>
      <text:p text:style-name="P30">Y sin embargo, sigue estando ahí… la sospecha de que la reproducción esconde algo más.<text:line-break/>Un fenómeno sutil, invisible a primera vista, que no se limita a prolongar la existencia biológica. Algo que tiene que ver con transformación, con información, con memoria. Algo que, tal vez, nos acerque a entender la vida como un proceso lógico, como una forma de pensamiento que se despliega en el universo.</text:p>
      <text:p text:style-name="P30">Por ahora, dejaremos ese misterio sin resolver.<text:line-break/>Solo diremos que en la reproducción no todo es continuidad; hay cambio, hay proceso, hay un leve murmullo de algo que se está construyendo en silencio. Y quizá, cuando comprendamos qué es ese “algo más”, descubramos que la perpetuación de las especies es solo la superficie de un propósito mucho más profundo… o quizá, la puerta hacia él.</text:p>
      <text:p text:style-name="P14"/>
      <text:p text:style-name="P30"><text:soft-page-break/></text:p>
      <text:p text:style-name="P32"/>
      <text:h text:style-name="P4" text:outline-level="3">5 - La reproducción como procesador</text:h>
      <text:p text:style-name="P32">Hablemos del cambio.<text:line-break/>En la naturaleza, ninguna reproducción genera una copia perfecta. El hijo no es idéntico al padre; nunca lo es. A primera vista podrían parecer similares, incluso casi iguales, pero siempre existe una diferencia, por mínima que sea. En realidad, no existen dos individuos exactamente idénticos en ningún rincón de la biosfera. Este hecho, que a menudo damos por sentado, encierra un principio fundamental: la vida no repite, transforma.</text:p>
      <text:p text:style-name="P32">Cada individuo que surge representa una exploración nueva, un camino ligeramente distinto dentro del vasto espacio de posibilidades que ofrece la biología. Este principio no es menor. Si todos los organismos fueran copias exactas de un único modelo original, la vida quedaría atrapada en un callejón sin salida. Pero no: cada generación introduce una ligera variación, un matiz diferente, que abre la puerta a futuros imprevisibles.</text:p>
      <text:p text:style-name="P32">La reproducción, entonces, no se limita a clonar información genética. Hace algo mucho más sutil: la modifica. Y lo hace de manera controlada, siguiendo patrones y reglas que garantizan continuidad sin eliminar la posibilidad de novedad. En otras palabras, conserva lo esencial y cambia lo suficiente para permitir el progreso.</text:p>
      <text:p text:style-name="P32">Si pensamos en términos informáticos, podríamos comparar este proceso con un sistema que no solo copia datos, sino que también los procesa antes de generar una nueva versión. El ADN, lejos de ser un simple archivo estático, se comporta como un conjunto de instrucciones dinámicas que pueden combinarse, recombinarse y reinterpretarse en cada acto reproductivo.</text:p>
      <text:p text:style-name="P32">Esta capacidad de cambio metódico se evidencia, por ejemplo, en los mecanismos de recombinación genética, donde fragmentos de información provenientes de los progenitores se reorganizan para formar una secuencia única. Incluso en organismos que se reproducen de manera asexual, donde no hay intercambio de información entre dos individuos, surgen variaciones a través de mutaciones espontáneas, errores de copia o ajustes adaptativos. La biología parece insistir en una regla universal: nunca dos seres iguales, siempre una ligera diferencia.</text:p>
      <text:p text:style-name="P32">¿Y qué significa esto desde la perspectiva de un “sistema inteligente”? Significa que la reproducción cumple una función más amplia que la simple perpetuación: procesa información. Toma los datos existentes, los somete a un conjunto de operaciones precisas y genera una nueva configuración. Así, cada organismo no es solo una prolongación de la especie, sino también una propuesta diferente dentro de un proceso continuo de exploración.</text:p>
      <text:p text:style-name="P32">La idea se vuelve aún más interesante si pensamos en la reproducción como un procesador capaz de trabajar con un nivel de complejidad casi inconcebible. No hablamos de un chip de silicio que ejecuta millones de operaciones por segundo, sino de un mecanismo que, desde moléculas microscópicas, ha logrado construir toda la diversidad de formas de vida que conocemos. Cada célula que se divide, cada <text:soft-page-break/>gameto que se fusiona, cada mutación que se incorpora en el código genético, es una operación en esta gigantesca máquina de procesamiento biológico.</text:p>
      <text:p text:style-name="P32">Y lo hace siguiendo reglas precisas. No se trata de un caos absoluto. Las variaciones no son completamente aleatorias; están delimitadas por la estructura misma del ADN y por las condiciones que permiten la viabilidad del nuevo individuo. La vida experimenta, sí, pero lo hace dentro de un marco de coherencia. Podríamos decir que la reproducción actúa como un procesador con un algoritmo flexible: uno que permite desviaciones, pero que siempre garantiza que el resultado final siga siendo “vida”.</text:p>
      <text:p text:style-name="P32">Este punto nos invita a mirar la reproducción desde una perspectiva inédita: no como un mero medio para la continuidad biológica, sino como el mecanismo mediante el cual la información se transforma y se proyecta hacia nuevas posibilidades. El procesador de la vida no está hecho de transistores ni de circuitos, sino de genes, proteínas y moléculas capaces de generar diversidad a partir de continuidad.</text:p>
      <text:p text:style-name="P32">En definitiva, la reproducción no solo asegura que la vida siga existiendo. También garantiza que cambie, que se modifique, que avance hacia estados cada vez más complejos. Un procesador que trabaja a escala planetaria, cuyos resultados no se miden en operaciones por segundo, sino en la infinita variedad de formas que surgen en cada rincón de la Tierra.</text:p>
      <text:p text:style-name="P32"/>
      <text:p text:style-name="P31">En conclusion, la reproduccion es el procesador del sistema.</text:p>
      <text:p text:style-name="P31">Es lo que hace posible el cambio que permite al proceso avanzar hacia nuevos estados.</text:p>
      <text:p text:style-name="P32"/>
      <text:p text:style-name="P15"/>
      <text:p text:style-name="P32"/>
      <text:p text:style-name="P33"/>
      <text:h text:style-name="P5" text:outline-level="3">6 - Limitación del ADN como memoria de solo lectura en el proceso de cálculo</text:h>
      <text:p text:style-name="P33">En el capítulo anterior comentamos cómo el ADN puede considerarse la memoria fundamental del sistema biológico. Contiene las instrucciones que permiten que un organismo exista, funcione y se reproduzca. Pero esta memoria tiene una característica esencial: es prácticamente inmutable. Una vez definida la secuencia genética, no puede modificarse directamente sin riesgo de alterar de manera irreversible la estabilidad del organismo.</text:p>
      <text:p text:style-name="P33">Esta inmutabilidad, que en apariencia podría verse como una limitación, en realidad garantiza la continuidad del sistema. Si la información almacenada en el ADN pudiera ser editada constantemente, el riesgo de corrupción o pérdida de coherencia sería altísimo, y la vida colapsaría con facilidad. Así, la naturaleza ha diseñado una estrategia fascinante: proteger los datos base mediante un formato de solo lectura, evitando que los procesos cotidianos de la célula alteren la información esencial para la supervivencia.</text:p>
      <text:p text:style-name="P33">Pero esta solución plantea una pregunta inevitable: <text:span text:style-name="Strong_20_Emphasis">¿cómo puede la vida procesar información y generar novedad si su memoria principal no puede ser reescrita?</text:span> En un computador tradicional, los <text:soft-page-break/>resultados del cálculo se almacenan en memoria de lectura y escritura, permitiendo que el sistema evolucione su estado. Si el ADN no puede cumplir esta función, ¿dónde se guarda el resultado del proceso de cálculo que ocurre en cada acto reproductivo?</text:p>
      <text:p text:style-name="P33">La respuesta es sorprendente: en lugar de modificar la memoria original, la vida genera una nueva.<text:line-break/>Cada vez que ocurre la reproducción, el sistema biológico <text:span text:style-name="Strong_20_Emphasis">lee</text:span> la información contenida en el ADN del progenitor, <text:span text:style-name="Strong_20_Emphasis">la procesa</text:span> siguiendo reglas precisas y <text:span text:style-name="Strong_20_Emphasis">construye una nueva cadena de ADN</text:span>, correspondiente al descendiente. Esta nueva secuencia incluye tanto la información que asegura continuidad como las pequeñas modificaciones que permiten variación y cambio.</text:p>
      <text:p text:style-name="P33">Así, la vida resuelve de manera elegante el problema de la inmutabilidad: no necesita sobreescribir datos antiguos; simplemente crea nuevos. Cada organismo es, en esencia, una nueva versión del sistema, una iteración en un proceso continuo que jamás se detiene. La memoria original permanece intacta, preservando la estabilidad del individuo progenitor, mientras que la información procesada se materializa en una nueva estructura genética lista para iniciar su propio ciclo de existencia.</text:p>
      <text:p text:style-name="P33">Este mecanismo ofrece dos ventajas extraordinarias.<text:line-break/>Primero, garantiza que la información acumulada no se pierda; permanece resguardada en cada línea de descendencia, en cada organismo que forma parte de la trama evolutiva.<text:line-break/>Segundo, asegura que el sistema disponga de <text:span text:style-name="Strong_20_Emphasis">espacio ilimitado para almacenar nuevos estados</text:span>, ya que cada generación representa un incremento del registro total de información. La memoria de la vida, entonces, no es estática: se expande con cada nuevo individuo, con cada nueva variación que se incorpora al conjunto global de posibilidades.</text:p>
      <text:p text:style-name="P33">Podríamos decir que la reproducción actúa como un mecanismo de actualización que opera fuera del marco de la memoria previa. En lugar de modificar un archivo original, crea una versión renovada, ajustada a las necesidades y experiencias adquiridas. Este modelo es, en cierto modo, más eficiente que cualquier sistema de almacenamiento artificial que conozcamos.</text:p>
      <text:p text:style-name="P33">Pero lo más fascinante surge al observar el proceso en su conjunto. Reproducción tras reproducción, la vida <text:span text:style-name="Strong_20_Emphasis">acumula información procesada</text:span>, no solo sobre cómo sostenerse, sino sobre cómo transformarse. La información se organiza, se ajusta, se perfecciona. Surge un patrón que se despliega generación tras generación, como si la naturaleza estuviera llevando a cabo un cálculo gigantesco y continuo, cuyo resultado nunca es definitivo, sino siempre provisional, listo para ser revisado y expandido.</text:p>
      <text:p text:style-name="P33">En este punto cabe preguntarse: ¿puede considerarse esto una forma de pensamiento?<text:line-break/>Si entendemos el pensamiento como un proceso que combina memoria, procesamiento de información y generación de resultados que influyen en acciones futuras, entonces la vida parece cumplir con estas condiciones. No se trata de un pensamiento consciente, al menos no en el sentido humano, pero sí de una forma de procesamiento lógico que opera en un nivel profundo, silencioso y constante.</text:p>
      <text:p text:style-name="P33">Aquí es donde la frontera entre lo biológico y lo filosófico comienza a difuminarse. Si cada acto de reproducción es, en esencia, una operación de cálculo que genera una nueva memoria y proyecta una nueva posibilidad, ¿no estamos ante un sistema que se analiza a sí mismo y aprende con el tiempo? ¿No podría interpretarse esto como un tipo de inteligencia que trasciende lo individual, un pensamiento que pertenece a la totalidad de la vida?</text:p>
      <text:p text:style-name="P33"><text:soft-page-break/>Quizás la pregunta más inquietante no sea si la vida piensa, sino <text:span text:style-name="Strong_20_Emphasis">qué está pensando</text:span>. ¿Se trata de un proceso ciego, una secuencia interminable de transformaciones sin propósito final, o estamos ante algo más profundo, un diálogo interno del universo consigo mismo? La reproducción, entonces, no sería solo la base biológica de la existencia, sino también la puerta hacia un nivel abstracto donde información, forma y significado se entrelazan.</text:p>
      <text:p text:style-name="P33">En los próximos capítulos intentaremos acercarnos a esta idea, explorando simulaciones que nos permitan comprender cómo la vida podría estar “procesando” su propio destino.</text:p>
      <text:p text:style-name="P16"/>
      <text:p text:style-name="P33"/>
      <text:p text:style-name="P34"/>
      <text:h text:style-name="P6" text:outline-level="3">7 – ¿Por qué existen distintos tipos de reproducción?</text:h>
      <text:p text:style-name="P34">La reproducción, como hemos visto, no es simplemente un mecanismo para mantener viva una especie. Es mucho más que eso. Es un proceso de cálculo que permite a la vida procesar información, analizar posibilidades y generar nuevas configuraciones que expanden su conocimiento del mundo. Este mecanismo no solo asegura continuidad; asegura cambio, aprendizaje y, en última instancia, inteligencia.</text:p>
      <text:p text:style-name="P34">En este sentido, podríamos decir que la reproducción es un sistema capaz de <text:span text:style-name="Strong_20_Emphasis">auto-mejorarse</text:span>. Cada nuevo ciclo no solo produce más individuos, sino que introduce pequeñas variaciones que acumulan experiencia, permitiendo que el sistema explore nuevas soluciones y rutas evolutivas. Así, la vida no permanece fija: experimenta, aprende, compara, corrige y avanza.</text:p>
      <text:p text:style-name="P34">Si sintetizamos este proceso, podríamos resumirlo en cuatro etapas fundamentales: <text:span text:style-name="Strong_20_Emphasis">exploración, análisis, aprendizaje y retroalimentación</text:span>. En cada generación, la información adquirida se incorpora al sistema, que utiliza ese conocimiento para dar un nuevo paso, siempre hacia lo desconocido, siempre hacia la mejora. Es un proceso iterativo, sin final aparente, en el que la inteligencia no se encuentra en el individuo aislado, sino en el conjunto del sistema biológico.</text:p>
      <text:h text:style-name="P9" text:outline-level="4"><text:span text:style-name="Strong_20_Emphasis">Dos rutas posibles: la reproducción asexual y la sexual</text:span></text:h>
      <text:p text:style-name="P34">Dentro de este marco, la vida ha desarrollado dos estrategias principales para llevar a cabo la reproducción: la asexual y la sexual. A simple vista, la diferencia entre ambas parece evidente: una requiere la intervención de dos organismos, mientras que la otra puede realizarse desde un solo individuo. Pero si profundizamos un poco más, la diferencia revela algo mucho más significativo: <text:span text:style-name="Strong_20_Emphasis">una distinción en la capacidad de procesamiento y generación de información nueva</text:span>.</text:p>
      <text:h text:style-name="P11" text:outline-level="5"><text:span text:style-name="Strong_20_Emphasis">Reproducción asexual: la vía económica</text:span></text:h>
      <text:p text:style-name="P34">La reproducción asexual es, sin duda, la opción más directa y eficiente. Un solo organismo es capaz de producir copias de sí mismo sin necesidad de encontrar pareja, sin riesgo de compatibilidad genética y sin el gasto energético adicional que implica la reproducción sexual. Esto permite que la reproducción asexual sea extremadamente rápida y eficiente, especialmente en entornos donde la variación ambiental es baja y las condiciones de supervivencia son estables.</text:p>
      <text:p text:style-name="P34"><text:soft-page-break/>Desde una perspectiva de procesamiento, sin embargo, esta estrategia es limitada. Aunque introduce pequeñas variaciones por mutaciones aleatorias, su margen de innovación es reducido. Al no combinar información genética de dos fuentes distintas, las posibilidades de generar configuraciones radicalmente nuevas son mínimas. En cierto modo, la reproducción asexual <text:span text:style-name="Strong_20_Emphasis">explora el espacio de posibilidades lentamente</text:span>, dando pasos pequeños en un terreno que ya conoce.</text:p>
      <text:h text:style-name="P11" text:outline-level="5"><text:span text:style-name="Strong_20_Emphasis">Reproducción sexual: la vía compleja</text:span></text:h>
      <text:p text:style-name="P34">En contraste, la reproducción sexual es mucho más costosa. Requiere la interacción de dos individuos, la compatibilidad genética y una serie de procesos que involucran estructuras celulares especializadas, sistemas de apareamiento y, en muchos casos, conductas complejas. Todo ello implica un gasto energético considerable y una inversión significativa en tiempo y recursos.</text:p>
      <text:p text:style-name="P34">Pero este costo tiene una justificación profunda: la capacidad de <text:span text:style-name="Strong_20_Emphasis">explorar el espacio de posibilidades de manera más amplia y eficiente</text:span>. La combinación de material genético de dos organismos introduce una diversidad mucho mayor que la que puede lograrse mediante mutaciones aleatorias. Cada descendiente sexual no solo es distinto de sus progenitores, sino que representa una nueva combinación de información que, en muchos casos, no habría surgido de otro modo.</text:p>
      <text:p text:style-name="P34">Esto le da al sistema biológico una capacidad de adaptación y aprendizaje exponencialmente superior. Los entornos dinámicos, cambiantes y competitivos favorecen a los organismos que se reproducen sexualmente, porque pueden generar nuevas soluciones a gran velocidad. En otras palabras, la reproducción sexual <text:span text:style-name="Strong_20_Emphasis">acelera la inteligencia del sistema</text:span>, permitiéndole analizar problemas complejos con mayor profundidad y en menor tiempo.</text:p>
      <text:h text:style-name="P9" text:outline-level="4"><text:span text:style-name="Strong_20_Emphasis">Más allá de la supervivencia: ¿un proceso inteligente?</text:span></text:h>
      <text:p text:style-name="P34">Si observamos la reproducción desde esta óptica, el panorama cambia radicalmente. Ya no parece ser un simple mecanismo ciego para perpetuar la vida, sino una estrategia sofisticada para procesar información y ampliar las capacidades del sistema.</text:p>
      <text:p text:style-name="P34">La vida, en este sentido, no solo lucha por sobrevivir; <text:span text:style-name="Strong_20_Emphasis">aprende a sobrevivir mejor</text:span>. Cada nuevo individuo representa un pequeño experimento, una hipótesis puesta a prueba. Cada generación es una simulación que aporta datos sobre lo que funciona y lo que no. Y con cada iteración, el sistema en su conjunto se vuelve más refinado, más preciso, más sabio.</text:p>
      <text:p text:style-name="P34">La clave no es la perpetuación por sí misma. Es el aprendizaje. La continuidad de la especie es apenas un efecto secundario de un proceso más profundo, casi oculto: la exploración sistemática del universo de posibilidades biológicas.</text:p>
      <text:h text:style-name="P9" text:outline-level="4"><text:span text:style-name="Strong_20_Emphasis">El misterio de la reproducción sexual</text:span></text:h>
      <text:p text:style-name="P34">Hasta aquí todo parece encajar. La reproducción asexual ofrece eficiencia y simplicidad. La sexual, diversidad y profundidad en la exploración. Pero hay un punto que escapa a la explicación tradicional: <text:span text:style-name="Strong_20_Emphasis">el origen mismo de la reproducción sexual</text:span>.</text:p>
      <text:p text:style-name="P34"><text:soft-page-break/>Las teorías biológicas actuales sostienen que la vida carece de voluntad, que se trata de un proceso ciego que progresa a través de variaciones aleatorias y selección natural. Bajo esta premisa, la aparición de la reproducción sexual debería ser el resultado de mutaciones acumuladas y ajustes graduales.</text:p>
      <text:p text:style-name="P34">Sin embargo, esta explicación deja preguntas sin resolver. ¿Cómo pudo surgir un mecanismo tan complejo, con tantas piezas nuevas que debían funcionar de manera coordinada desde el principio? ¿Cómo puede un sistema de variación aleatoria generar de golpe la combinación precisa de estructuras celulares, mecanismos genéticos y comportamientos necesarios para que la reproducción sexual sea viable?</text:p>
      <text:p text:style-name="P34">El salto es tan grande que cuesta entenderlo sin pensar en algo más. No basta con imaginar pequeñas mutaciones acumuladas. Estamos hablando de un cambio estructural que introduce no solo complejidad, sino también una capacidad inédita de procesamiento de información. Es como si, en medio de un proceso lógico, apareciera de pronto una actualización mayor del sistema, un cambio estratégico que redefine las reglas del juego.</text:p>
      <text:p text:style-name="P34">¿Fue este cambio producto del azar? ¿O se trata de algo más profundo, una transición planificada por el propio sistema, guiada por una lógica que todavía no comprendemos?</text:p>
      <text:p text:style-name="P34">Las respuestas, si existen, se encuentran más allá de la biología convencional. Y quizás también más allá de nuestra noción de causalidad. Por ahora, basta con reconocer que la reproducción sexual es un misterio. Uno que sugiere que la vida podría estar siguiendo un propósito que apenas comenzamos a intuir.</text:p>
      <text:p text:style-name="P17"/>
      <text:p text:style-name="P34"/>
      <text:p text:style-name="P35"/>
      <text:h text:style-name="P7" text:outline-level="3">8 – Reflexión final</text:h>
      <text:p text:style-name="P35">La reproducción es mucho más que un mecanismo biológico; es la expresión esencial de la vida. Todo lo que un organismo hace —nutrirse, moverse, defenderse, adaptarse e incluso morir— parece converger hacia un único objetivo: posibilitar el acto de reproducirse. Y, sin embargo, reducir este fenómeno a la simple continuidad de la especie sería quedarse en la superficie. Porque la reproducción, lejos de ser un acto mecánico, es un <text:span text:style-name="Strong_20_Emphasis">proceso de cálculo</text:span>.</text:p>
      <text:p text:style-name="P35">Cada nuevo ser no es una copia exacta del anterior, sino una transformación sutil de información. En ese leve cambio, casi invisible pero fundamental, se esconde la verdadera esencia de la vida: un proceso continuo de variación y aprendizaje que le permite explorar nuevos caminos, adaptarse a circunstancias inéditas y reinventarse en cada generación.</text:p>
      <text:p text:style-name="P35">Podríamos decir que la vida no piensa con neuronas. Piensa reproduciéndose. Cada ciclo reproductivo es una operación lógica inscrita en la materia, una suma de ensayo y corrección, de preguntas y respuestas, de hipótesis y pruebas. Con cada nueva generación, la vida ejecuta una nueva línea de un cálculo que no tiene fin, un cálculo que no se expresa en números sino en formas, en patrones de existencia, en maneras distintas de estar en el mundo.</text:p>
      <text:h text:style-name="P10" text:outline-level="4"><text:soft-page-break/><text:span text:style-name="Strong_20_Emphasis">La frontera entre materia y Ser</text:span></text:h>
      <text:p text:style-name="P35">La reproducción marca un límite. Antes de ella, la materia era solo eso: un conjunto de átomos, moléculas y reacciones químicas obedeciendo las leyes físicas. No había memoria, no había experiencia acumulada, no había sentido de dirección. El hierro podía oxidarse y volver a oxidarse mil veces sin alterar el curso de su existencia, sin aprender nada de su repetición eterna.</text:p>
      <text:p text:style-name="P35">Pero cuando la materia comenzó a reproducirse, algo nuevo apareció. De pronto, la información dejó de ser estática para volverse dinámica. La materia comenzó a recordar. Comenzó a aprender. Comenzó a explorar posibilidades y a registrar, en la estructura misma de los organismos, las lecciones obtenidas de cada intento. Y en ese momento, sin que nadie lo ordenara, <text:span text:style-name="Strong_20_Emphasis">la inteligencia despertó</text:span>.</text:p>
      <text:p text:style-name="P35">No fue una chispa mística descendiendo desde afuera. No fue una orden de un creador externo. Fue la consecuencia inevitable de un proceso que, sin embargo, parece infinitamente improbable: la transición de la materia inerte a un sistema capaz de <text:span text:style-name="Strong_20_Emphasis">procesar información y almacenar conocimiento</text:span>. Allí, en ese instante inicial, se cruzó la frontera invisible entre lo puramente físico y lo que podríamos llamar <text:span text:style-name="Strong_20_Emphasis">Ser</text:span>.</text:p>
      <text:h text:style-name="P10" text:outline-level="4"><text:span text:style-name="Strong_20_Emphasis">Un universo intangible nace</text:span></text:h>
      <text:p text:style-name="P35">El cálculo que ejecuta la reproducción no pertenece al universo físico. No tiene masa, no tiene energía, no ocupa espacio. No se puede pesar ni medir con instrumentos convencionales. Y, sin embargo, existe. No como un objeto, sino como un proceso abstracto que se despliega dentro de la materia pero que no le pertenece del todo.</text:p>
      <text:p text:style-name="P35">Cada vez que la información genética se combina, se transforma o se ajusta para dar lugar a un nuevo ser, se ejecuta una operación en un plano distinto: el <text:span text:style-name="Strong_20_Emphasis">plano de las ideas</text:span>, de las posibilidades, de las formas que aún no han tomado cuerpo pero que esperan su turno para hacerlo. Es un plano etéreo, intangible, donde los organismos son al mismo tiempo lo que son y lo que podrían llegar a ser.</text:p>
      <text:p text:style-name="P35">Podríamos llamarlo <text:span text:style-name="Strong_20_Emphasis">universo lógico</text:span> o <text:span text:style-name="Strong_20_Emphasis">universo abstracto</text:span>. Allí no hay moléculas ni electrones, sino relaciones, patrones, configuraciones potenciales. Y en la medida en que la reproducción avanza, ese universo crece, se enriquece, se diversifica. Cada ser vivo es un resultado, pero también una puerta hacia otros miles de resultados posibles que aún no han sido explorados.</text:p>
      <text:h text:style-name="P10" text:outline-level="4"><text:span text:style-name="Strong_20_Emphasis">La inteligencia como hambre de conocimiento</text:span></text:h>
      <text:p text:style-name="P35">Vista desde esta perspectiva, la vida no es simplemente un fenómeno biológico. Es, más profundamente, <text:span text:style-name="Strong_20_Emphasis">una criatura que busca saber</text:span>. No saber en el sentido humano de acumular datos, sino en el sentido de explorar todas las formas posibles de existencia, de probar qué funciona, qué no, y cómo podría ser de otra manera.</text:p>
      <text:p text:style-name="P35">La reproducción es el instrumento de esa búsqueda. No garantiza la supervivencia; utiliza la supervivencia como condición mínima para seguir explorando. Cada nuevo organismo es una hipótesis sobre la realidad. Cada generación es una iteración del experimento. Y el resultado de todo ello es un <text:span text:style-name="Strong_20_Emphasis">acumulado de conocimiento</text:span> que se expresa no en bibliotecas, sino en alas, garras, sentidos, colores, estrategias de caza y patrones de comportamiento.</text:p>
      <text:p text:style-name="P35"><text:soft-page-break/>Con el tiempo, esta búsqueda se complejiza hasta llegar a formas de conciencia capaces de hacerse preguntas sobre su propio origen. Formas que no solo experimentan, sino que reflexionan sobre el sentido de experimentar. Formas que intuyen que hay algo más que supervivencia, algo más que perpetuación.</text:p>
      <text:h text:style-name="P10" text:outline-level="4"><text:span text:style-name="Strong_20_Emphasis">¿Espíritu?</text:span></text:h>
      <text:p text:style-name="P35">Llegados a este punto, nos enfrentamos a una pregunta inevitable: ¿es correcto llamar a todo esto <text:span text:style-name="Strong_20_Emphasis">pensamiento</text:span>? Si la reproducción procesa información, si acumula experiencia y la utiliza para explorar nuevas posibilidades, si genera patrones cada vez más refinados de adaptación y diseño, ¿no estamos ante una forma de pensar?</text:p>
      <text:p text:style-name="P35">Pero si aceptamos esto, entonces debemos aceptar algo más: que en la aparición de la reproducción surge también algo parecido a lo que llamamos <text:span text:style-name="Strong_20_Emphasis">Espíritu</text:span>. Porque el pensamiento pertenece a un plano distinto del de la materia. Es intangible, abstracto, imposible de encerrar en un recipiente físico. Y, sin embargo, se manifiesta a través de ella.</text:p>
      <text:p text:style-name="P35">La vida, al reproducirse, no solo crea cuerpos. Crea ideas. Crea variaciones posibles. Crea conocimiento. Crea significados que no se pueden pesar ni medir, pero que son tan reales como la molécula de ADN que los sustenta. En ese sentido, podríamos decir que la reproducción abrió una puerta hacia un universo paralelo: el universo del pensamiento, de las ideas, del Espíritu.</text:p>
      <text:h text:style-name="P10" text:outline-level="4"><text:span text:style-name="Strong_20_Emphasis">El gran misterio</text:span></text:h>
      <text:p text:style-name="P35">¿Es este universo abstracto un accidente? ¿Es apenas una consecuencia inevitable de la complejidad creciente de la materia? ¿O es, de algún modo, su destino? ¿Podría ser que toda la evolución, toda la diversidad, toda la belleza y el drama de la vida no tengan otro propósito que expandir ese plano invisible donde habitan las ideas?</text:p>
      <text:p text:style-name="P35">No tenemos respuestas definitivas. Tal vez nunca las tengamos. Pero podemos reconocer algo: que la reproducción, más allá de su aparente simplicidad, es uno de los fenómenos más enigmáticos del universo. Y que, en su misterio, nos invita a mirar más allá de la biología, hacia un horizonte donde materia y Espíritu parecen entrelazarse en un solo proceso: el de aprender a ser.</text:p>
      <text:p text:style-name="P18"/>
      <text:p text:style-name="P35"/>
      <text:p text:style-name="P20"/>
      <text:p text:style-name="P22"/>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09:07:00.474000000</meta:creation-date>
    <dc:date>2025-09-01T10:03:10.986000000</dc:date>
    <meta:editing-duration>PT21M5S</meta:editing-duration>
    <meta:editing-cycles>9</meta:editing-cycles>
    <meta:generator>LibreOffice/7.3.5.2$Windows_X86_64 LibreOffice_project/184fe81b8c8c30d8b5082578aee2fed2ea847c01</meta:generator>
    <meta:document-statistic meta:table-count="0" meta:image-count="0" meta:object-count="0" meta:page-count="16" meta:paragraph-count="162" meta:word-count="6712" meta:character-count="42728" meta:non-whitespace-character-count="36190"/>
  </office:meta>
</office:document-meta>
</file>